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Manage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eManagerGui.CacheManage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Manage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Manager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cheManagerGui.configure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Manager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ManagerGui.modifyTestElement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